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
      <style:paragraph-properties fo:text-align="start" style:justify-single-word="false" style:text-autospace="none"/>
      <style:text-properties fo:color="#000000" style:font-name="Times New Roman" fo:font-size="12pt" style:text-underline-style="solid" style:text-underline-width="auto" style:text-underline-color="font-color" style:font-name-asian="ArialMT" style:font-size-asian="12pt" style:font-name-complex="ArialMT" style:font-size-complex="12pt"/>
    </style:style>
    <style:style style:name="P4" style:family="paragraph" style:parent-style-name="Standard" style:list-style-name="">
      <style:paragraph-properties fo:text-align="start" style:justify-single-word="false" style:text-autospace="none"/>
      <style:text-properties fo:color="#000000" style:font-name="Times New Roman"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P5" style:family="paragraph" style:parent-style-name="Standard">
      <style:text-properties fo:color="#000000" style:font-name="Times New Roman" fo:font-size="12pt" style:font-name-asian="ArialMT" style:font-size-asian="12pt" style:font-name-complex="ArialMT" style:font-size-complex="12pt"/>
    </style:style>
    <style:style style:name="P6" style:family="paragraph" style:parent-style-name="Standard" style:list-style-name="">
      <style:paragraph-properties fo:text-align="start" style:justify-single-word="false" style:text-autospace="none"/>
      <style:text-properties fo:color="#000000" style:font-name="Times New Roman" fo:font-size="12pt" style:font-name-asian="ArialMT" style:font-size-asian="12pt" style:font-name-complex="ArialMT" style:font-size-complex="12pt"/>
    </style:style>
    <style:style style:name="P7" style:family="paragraph" style:parent-style-name="Standard">
      <style:text-properties fo:color="#000000" style:font-name="Times New Roman" fo:font-size="12pt" style:font-size-asian="12pt" style:font-size-complex="12pt"/>
    </style:style>
    <style:style style:name="P8" style:family="paragraph" style:parent-style-name="Standard" style:list-style-name="">
      <style:paragraph-properties style:text-autospace="none"/>
      <style:text-properties fo:color="#000000" style:font-name="Times New Roman" fo:font-size="12pt" style:font-size-asian="12pt" style:font-size-complex="12pt"/>
    </style:style>
    <style:style style:name="P9" style:family="paragraph" style:parent-style-name="Standard" style:list-style-name="">
      <style:paragraph-properties fo:text-align="start" style:justify-single-word="false" style:text-autospace="none"/>
      <style:text-properties fo:color="#000000" style:font-name="Times New Roman" fo:font-size="12pt" style:text-underline-style="none" style:font-name-asian="ArialMT" style:font-size-asian="12pt" style:font-name-complex="ArialMT" style:font-size-complex="12pt"/>
    </style:style>
    <style:style style:name="P10" style:family="paragraph" style:parent-style-name="Standard" style:list-style-name="">
      <style:paragraph-properties fo:text-align="start" style:justify-single-word="false" style:text-autospace="none"/>
      <style:text-properties fo:color="#000000" style:font-name="Times New Roman" fo:font-size="12pt" fo:font-style="italic" style:text-underline-style="none" style:font-name-asian="ArialMT" style:font-size-asian="12pt" style:font-style-asian="italic" style:font-name-complex="ArialMT" style:font-size-complex="12pt" style:font-style-complex="italic"/>
    </style:style>
    <style:style style:name="P11" style:family="paragraph" style:parent-style-name="Standard">
      <style:text-properties style:text-underline-style="none"/>
    </style:style>
    <style:style style:name="P12" style:family="paragraph" style:parent-style-name="Standard" style:list-style-name="">
      <style:paragraph-properties fo:text-align="start" style:justify-single-word="false" style:text-autospace="none"/>
    </style:style>
    <style:style style:name="T1" style:family="text">
      <style:text-properties style:font-name-asian="ArialMT" style:font-name-complex="ArialMT"/>
    </style:style>
    <style:style style:name="T2" style:family="text">
      <style:text-properties fo:color="#000000" style:font-name="Times New Roman" fo:font-size="12pt" style:text-underline-style="none" style:font-name-asian="ArialMT" style:font-size-asian="12pt" style:font-name-complex="ArialMT" style:font-size-complex="12pt"/>
    </style:style>
    <style:style style:name="T3" style:family="text">
      <style:text-properties fo:color="#000000" style:font-name="Times New Roman" fo:font-size="12pt" style:text-underline-style="none" style:font-size-asian="12pt" style:font-size-complex="12pt"/>
    </style:style>
    <style:style style:name="T4" style:family="text">
      <style:text-properties fo:color="#000000" style:font-name="Times New Roman" fo:font-size="12pt" style:font-name-asian="ArialMT" style:font-size-asian="12pt" style:font-name-complex="ArialMT" style:font-size-complex="12pt"/>
    </style:style>
    <style:style style:name="T5" style:family="text">
      <style:text-properties fo:color="#000000" style:font-name="Times New Roman" fo:font-size="12pt" style:text-underline-style="solid" style:text-underline-width="auto" style:text-underline-color="font-color" style:font-name-asian="ArialMT" style:font-size-asian="12pt" style:font-name-complex="ArialMT" style:font-size-complex="12pt"/>
    </style:style>
    <style:style style:name="T6" style:family="text">
      <style:text-properties fo:color="#000000" style:font-name="Times New Roman" fo:font-size="12pt" style:text-underline-style="solid" style:text-underline-width="auto" style:text-underline-color="font-color" style:font-size-asian="12pt" style:font-size-complex="12pt"/>
    </style:style>
    <style:style style:name="T7" style:family="text">
      <style:text-properties style:text-underline-style="none"/>
    </style:style>
    <style:style style:name="T8" style:family="text">
      <style:text-properties fo:font-variant="normal" fo:text-transform="none" style:text-line-through-style="none" fo:font-style="normal" style:text-blinking="false" fo:background-color="transparent"/>
    </style:style>
    <style:style style:name="T9" style:family="text">
      <style:text-properties fo:font-variant="normal" fo:text-transform="none" style:text-line-through-style="none" fo:font-style="normal" fo:font-weight="normal" style:text-blinking="false" fo:background-color="transparent"/>
    </style:style>
    <style:style style:name="T10" style:family="text">
      <style:text-properties fo:font-variant="normal" fo:text-transform="none" style:text-line-through-style="none" fo:font-weight="normal" style:text-blinking="false" fo:background-color="transparent"/>
    </style:style>
    <style:style style:name="T11" style:family="text">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T12"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New Roman" fo:font-size="12pt" fo:font-style="normal" fo:font-weight="normal" style:text-blinking="false" fo:background-color="transparen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dde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docs-internal-guid-5355375c-12fb-a7de-0a14-827c61e20e65"/><text:soft-page-break/><text:span text:style-name="T13">Présentation des membres de l'équipe</text:span><text:span text:style-name="T11">: -</text:span></text:p>
      <text:p text:style-name="P2"/>
      <text:p text:style-name="P2">Présentation du projet:</text:p>
      <text:p text:style-name="P11"/>
      <text:p text:style-name="Standard"><text:span text:style-name="T7">Nous avons choisi de créer un </text:span><text:span text:style-name="T3">s</text:span><text:span text:style-name="T4">ite d'offres d'emploi permettant la mise en relation entre développeurs et entreprises/clients.</text:span></text:p>
      <text:p text:style-name="Standard"><text:span text:style-name="T4">Cette site est plus coté clients. C'est eux qui peuvent mettre les annonces et qui dissident quelle développeurs ils veulent embaucher. Les développeurs peuvent (pour le moment) seulement prendre contact avec le clients grâce aux annonces. </text:span></text:p>
      <text:p text:style-name="P5"/>
      <text:p text:style-name="P3"><text:bookmark text:name="docs-internal-guid-5355375c-12fb-a7de-0a14-827c61e20e651"/><text:span text:style-name="T9">Outils et technos utilisés:</text:span></text:p>
      <text:p text:style-name="P3"><text:span text:style-name="T9"/></text:p>
      <text:p text:style-name="P10"><text:span text:style-name="T10">outils:</text:span></text:p>
      <text:p text:style-name="P3"><text:span text:style-name="T9"/></text:p>
      <text:p text:style-name="P9"><text:span text:style-name="T9">HTML</text:span></text:p>
      <text:p text:style-name="P9"><text:span text:style-name="T9">CSS</text:span></text:p>
      <text:p text:style-name="P9"><text:span text:style-name="T9">PHP</text:span></text:p>
      <text:p text:style-name="P9"><text:span text:style-name="T9">SQL</text:span></text:p>
      <text:p text:style-name="P9"><text:span text:style-name="T9">JavaScript</text:span></text:p>
      <text:p text:style-name="P9"><text:span text:style-name="T9">Jqery</text:span></text:p>
      <text:p text:style-name="P9"><text:span text:style-name="T9"/></text:p>
      <text:p text:style-name="P10"><text:span text:style-name="T10">technologie:</text:span></text:p>
      <text:p text:style-name="P3"><text:span text:style-name="T9"/></text:p>
      <text:p text:style-name="P9"><text:span text:style-name="T9">symfony</text:span></text:p>
      <text:p text:style-name="P9"><text:span text:style-name="T9">xampp</text:span></text:p>
      <text:p text:style-name="P9"><text:span text:style-name="T9">git hub/powershell</text:span></text:p>
      <text:p text:style-name="P9"><text:span text:style-name="T9">phpmyadmin</text:span></text:p>
      <text:p text:style-name="P9"><text:span text:style-name="T9">Ajax</text:span></text:p>
      <text:p text:style-name="P6"/>
      <text:p text:style-name="P3">Démonstration:<text:span text:style-name="T7"> -</text:span></text:p>
      <text:p text:style-name="P3"><text:span text:style-name="T7"/></text:p>
      <text:p text:style-name="P3"><text:span text:style-name="T7"/></text:p>
      <text:p text:style-name="P4"><text:span text:style-name="T8">Explications sur l'organisation de travail/répartitions des tâches</text:span>:</text:p>
      <text:p text:style-name="P3"/>
      <text:p text:style-name="P12"><text:span text:style-name="T2">Stan: </text:span></text:p>
      <text:p text:style-name="P12"><text:span text:style-name="T2"><text:tab/>Le front: le page d’accueil, les pages d'annonces, éditions d'annonces, consultations d 'annonces et la FAQ. Cahier de charge, schéma</text:span> du site.</text:p>
      <text:p text:style-name="P12"/>
      <text:p text:style-name="P12"><text:span text:style-name="T2">Sam: <text:s/></text:span></text:p>
      <text:p text:style-name="P12"><text:span text:style-name="T2"><text:tab/>Back: logo cliquable, boutons d'inscription et voir les annonces du page d’accueil, boutons contact sur les annonces et une parti du profil.</text:span></text:p>
      <text:p text:style-name="P12"><text:span text:style-name="T2"><text:tab/>Front: le page d’accueil, page d'inscription, connexion, déconnexion, page d'info et profil, mention légale et contact. Le cahier de charge. Cette présentation finale.</text:span></text:p>
      <text:p text:style-name="P9"/>
      <text:p text:style-name="P9">Dounia: </text:p>
      <text:p text:style-name="P9"><text:tab/>Crée le logo, Bonne pratique, le page de profil, cahier de charge, recherche de police et d'images.</text:p>
      <text:p text:style-name="P9"/>
      <text:p text:style-name="P9">Philippe: </text:p>
      <text:p text:style-name="P9"><text:tab/>Back</text:p>
      <text:p text:style-name="P9"/>
      <text:p text:style-name="P9">Pierre: </text:p>
      <text:p text:style-name="P9"><text:soft-page-break/><text:tab/>Absent. Cause intoxication alimentaire.</text:p>
      <text:p text:style-name="P9"/>
      <text:p text:style-name="P9">Malgré le fait qu'on avait chacun quelque chose a faire, toutes les décisions importantes on étaient prisent ensemble.</text:p>
      <text:p text:style-name="P3"><text:span text:style-name="T7"/></text:p>
      <text:p text:style-name="P6"/>
      <text:p text:style-name="P3">Difficultés rencontrées au cours du projet:</text:p>
      <text:p text:style-name="P9"/>
      <text:p text:style-name="P9">Pour réaliser une site de <text:s/>mise en relation, on a besoin de faire deux 'sites' différents, une pour développeurs et l'autre pour les clients. On a pas pu faire ça a cause du manque te temps alors le coté développeurs est moins avancer que celui du client.</text:p>
      <text:p text:style-name="P9"/>
      <text:p text:style-name="P9">On a eu plusieurs fois des coupure de réseau dans cette salle.</text:p>
      <text:p text:style-name="P9"/>
      <text:p text:style-name="P12"><text:bookmark text:name="docs-internal-guid-5355375c-12fb-a7de-0a14-827c61e20e652"/><text:span text:style-name="T12">Évolutions prévues</text:span><text:span text:style-name="T6"> </text:span><text:span text:style-name="T5">:</text:span></text:p>
      <text:p text:style-name="P12"><text:span text:style-name="T5"/></text:p>
      <text:p text:style-name="P8"><text:span text:style-name="T1">Faire une refont, améliorer et le mettre sur le ne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6T10:17:38.85</meta:creation-date>
    <dc:date>2018-07-06T15:01:26.17</dc:date>
    <meta:editing-duration>PT4H43M42S</meta:editing-duration>
    <meta:editing-cycles>14</meta:editing-cycles>
    <meta:generator>OpenOffice/4.1.3$Win32 OpenOffice.org_project/413m1$Build-9783</meta:generator>
    <meta:document-statistic meta:table-count="0" meta:image-count="0" meta:object-count="0" meta:page-count="3" meta:paragraph-count="38" meta:word-count="281" meta:character-count="1819"/>
  </office:meta>
</office:document-meta>
</file>